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style:font-style-asian="italic" style:font-style-complex="italic"/>
    </style:style>
    <style:style style:name="T1" style:family="text">
      <style:text-properties style:font-name="Times New Roman1" officeooo:rsid="00209b79"/>
    </style:style>
    <style:style style:name="T2" style:family="text">
      <style:text-properties style:font-name="Times New Roman1" officeooo:rsid="0021a6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 469. Lors se drecha Josephé et dist : « Ganor, je ten diraila senefiance. » Lors se tourne vers tous ses compaingnons et lor dist : « Signour, c'est a vous tous chastoiemens, car c'est de vous, si vous dirai conment. Li fluns et l'aigue que li rois vit senefie le bauptesme dont vous issistes nés et espurgiés, del saint bauptesme et del saint home. Mais aprés, quant vous en issistes, et vous venistes fors de vostre païs pour venir en ceste terre que Nostres Sires vous avoit promise, sor les uns de vous chaï li oscurté et la fumee, si que vous en devenistes tout noir et tachié : c'est a dire que li anemis vous amena a ce qu'il vous fist tant chaoir em pechié mortel, si que la blanchour, la neteé et la purification des bones œuvres fu en aucuns de vous effacie, et devenistes vil et ort tel i ot et entechié de pechié mortel. Et bien i parut au trespasser la mer la ou il couvint les pluisours de vous demourer. La valee que li dus vit, ou une partie del pueple remanoit et partie s'en aloient outre, de ce doit chascuns de vous avoir grant paour : cele valee senefie la grant valee del val de plours et de larmes, c'est la valee qui tant est parfonde que nus n'i entre qui em puist issir. </text:span><text:span text:style-name="T2">Et en cele valee, signour, remanront cil pecheour, et li autre s'em passeront outre, ce sont li bon ami Jhesu Cri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2T16:17:03.855238441</meta:creation-date>
    <dc:date>2015-05-22T16:34:39.330344680</dc:date>
    <dc:creator>Gauthier </dc:creator>
    <meta:editing-duration>PT16M55S</meta:editing-duration>
    <meta:editing-cycles>2</meta:editing-cycles>
    <meta:generator>LibreOffice/4.2.7.2$Linux_X86_64 LibreOffice_project/420m0$Build-2</meta:generator>
    <meta:document-statistic meta:table-count="0" meta:image-count="0" meta:object-count="0" meta:page-count="1" meta:paragraph-count="1" meta:word-count="254" meta:character-count="1318" meta:non-whitespace-character-count="1064"/>
  </office:meta>
</office:document-meta>
</file>